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P8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9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build-array-from-permutation/" text:style-name="Internet_20_link" text:visited-style-name="Visited_20_Internet_20_Link"><text:span text:style-name="T1">Build Array from Permutation</text:span></text:a></text:p>
      <text:section text:style-name="Sect1" text:name="headlessui-popover-button-:r2c:">
        <text:p text:style-name="Standard"/>
      </text:section>
      <text:section text:style-name="Sect1" text:name="headlessui-popover-button-:r1f:">
        <text:p text:style-name="Standard"/>
      </text:section>
      <text:p text:style-name="P4">Easy</text:p>
      <text:p text:style-name="P4">2.8K</text:p>
      <text:p text:style-name="P4">313</text:p>
      <text:section text:style-name="Sect1" text:name="headlessui-popover-button-:r1k:">
        <text:p text:style-name="Standard"/>
      </text:section>
      <text:section text:style-name="Sect1" text:name="headlessui-popover-button-:r1n:">
        <text:p text:style-name="Standard"/>
      </text:section>
      <text:p text:style-name="P5">Companies</text:p>
      <text:p text:style-name="P6"><text:span text:style-name="T1">Given a </text:span><text:span text:style-name="Strong_20_Emphasis"><text:span text:style-name="T1">zero-based permutation</text:span></text:span><text:span text:style-name="T1"> </text:span><text:span text:style-name="Source_20_Text"><text:span text:style-name="T2">nums</text:span></text:span><text:span text:style-name="T1"> (</text:span><text:span text:style-name="Strong_20_Emphasis"><text:span text:style-name="T1">0-indexed</text:span></text:span><text:span text:style-name="T1">), build an array </text:span><text:span text:style-name="Source_20_Text"><text:span text:style-name="T2">ans</text:span></text:span><text:span text:style-name="T1"> of the </text:span><text:span text:style-name="Strong_20_Emphasis"><text:span text:style-name="T1">same length</text:span></text:span><text:span text:style-name="T1"> where </text:span><text:span text:style-name="Source_20_Text"><text:span text:style-name="T2">ans[i] = nums[nums[i]]</text:span></text:span><text:span text:style-name="T1"> for each </text:span><text:span text:style-name="Source_20_Text"><text:span text:style-name="T2">0 &lt;= i &lt; nums.length</text:span></text:span><text:span text:style-name="T1"> and return it.</text:span></text:p>
      <text:p text:style-name="P6"><text:span text:style-name="T1">A </text:span><text:span text:style-name="Strong_20_Emphasis"><text:span text:style-name="T1">zero-based permutation</text:span></text:span><text:span text:style-name="T1"> </text:span><text:span text:style-name="Source_20_Text"><text:span text:style-name="T2">nums</text:span></text:span><text:span text:style-name="T1"> is an array of </text:span><text:span text:style-name="Strong_20_Emphasis"><text:span text:style-name="T1">distinct</text:span></text:span><text:span text:style-name="T1"> integers from </text:span><text:span text:style-name="Source_20_Text"><text:span text:style-name="T2">0</text:span></text:span><text:span text:style-name="T1"> to </text:span><text:span text:style-name="Source_20_Text"><text:span text:style-name="T2">nums.length - 1</text:span></text:span><text:span text:style-name="T1"> (</text:span><text:span text:style-name="Strong_20_Emphasis"><text:span text:style-name="T1">inclusive</text:span></text:span><text:span text:style-name="T1">).</text:span></text:p>
      <text:p text:style-name="P7"> </text:p>
      <text:p text:style-name="P6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nums = [0,2,1,5,3,4]</text:span></text:p>
      <text:p text:style-name="P3"><text:span text:style-name="Strong_20_Emphasis"><text:span text:style-name="T1">Output:</text:span></text:span><text:span text:style-name="T1"> [0,1,2,4,5,3]</text:span></text:p>
      <text:p text:style-name="P3"><text:span text:style-name="Strong_20_Emphasis"><text:span text:style-name="T1">Explanation:</text:span></text:span><text:span text:style-name="T1"> The array ans is built as follows: </text:span></text:p>
      <text:p text:style-name="P2">ans = [nums[nums[0]], nums[nums[1]], nums[nums[2]], nums[nums[3]], nums[nums[4]], nums[nums[5]]]</text:p>
      <text:p text:style-name="P2"><text:s text:c="4"/>= [nums[0], nums[2], nums[1], nums[5], nums[3], nums[4]]</text:p>
      <text:p text:style-name="P1"><text:s text:c="4"/>= [0,1,2,4,5,3]</text:p>
      <text:p text:style-name="P6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nums = [5,0,1,2,3,4]</text:span></text:p>
      <text:p text:style-name="P3"><text:span text:style-name="Strong_20_Emphasis"><text:span text:style-name="T1">Output:</text:span></text:span><text:span text:style-name="T1"> [4,5,0,1,2,3]</text:span></text:p>
      <text:p text:style-name="P3"><text:span text:style-name="Strong_20_Emphasis"><text:span text:style-name="T1">Explanation:</text:span></text:span><text:span text:style-name="T1"> The array ans is built as follows:</text:span></text:p>
      <text:p text:style-name="P2">ans = [nums[nums[0]], nums[nums[1]], nums[nums[2]], nums[nums[3]], nums[nums[4]], nums[nums[5]]]</text:p>
      <text:p text:style-name="P2"><text:s text:c="4"/>= [nums[5], nums[0], nums[1], nums[2], nums[3], nums[4]]</text:p>
      <text:p text:style-name="P1"><text:s text:c="4"/>= [4,5,0,1,2,3]</text:p>
      <text:p text:style-name="P7"> </text:p>
      <text:p text:style-name="P6"><text:span text:style-name="Strong_20_Emphasis"><text:span text:style-name="T1">Constraints:</text:span></text:span></text:p>
      <text:list xml:id="list3691201871" text:style-name="L1">
        <text:list-item>
          <text:p text:style-name="P8"><text:span text:style-name="Source_20_Text"><text:span text:style-name="T2">1 &lt;= nums.length &lt;= 1000</text:span></text:span></text:p>
        </text:list-item>
        <text:list-item>
          <text:p text:style-name="P8"><text:span text:style-name="Source_20_Text"><text:span text:style-name="T2">0 &lt;= nums[i] &lt; nums.length</text:span></text:span></text:p>
        </text:list-item>
        <text:list-item>
          <text:p text:style-name="P9"><text:span text:style-name="T1">The elements in </text:span><text:span text:style-name="Source_20_Text"><text:span text:style-name="T2">nums</text:span></text:span><text:span text:style-name="T1"> are </text:span><text:span text:style-name="Strong_20_Emphasis"><text:span text:style-name="T1">distinct</text:span></text:span><text:span text:style-name="T1">.</text:span></text:p>
        </text:list-item>
      </text:list>
      <text:p text:style-name="P7"> </text:p>
      <text:p text:style-name="P6"><text:span text:style-name="Strong_20_Emphasis"><text:span text:style-name="T1">Follow-up:</text:span></text:span><text:span text:style-name="T1"> Can you solve it without using an extra space (i.e., </text:span><text:span text:style-name="Source_20_Text"><text:span text:style-name="T2">O(1)</text:span></text:span><text:span text:style-name="T1"> memory)?</text:span></text:p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06T19:50:18.903000000</dc:date>
    <meta:editing-duration>PT13S</meta:editing-duration>
    <meta:editing-cycles>1</meta:editing-cycles>
    <meta:document-statistic meta:table-count="0" meta:image-count="0" meta:object-count="0" meta:page-count="2" meta:paragraph-count="29" meta:word-count="152" meta:character-count="1049" meta:non-whitespace-character-count="906"/>
    <meta:generator>LibreOffice/7.2.2.2$Windows_X86_64 LibreOffice_project/02b2acce88a210515b4a5bb2e46cbfb63fe97d56</meta:generator>
  </office:meta>
</office:document-meta>
</file>